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d Meados</text:p>
      <text:p text:style-name="Standard">REST implementation README.txt</text:p>
      <text:p text:style-name="Standard"/>
      <text:p text:style-name="P1">URLS</text:p>
      <text:p text:style-name="Standard"/>
      <text:p text:style-name="Standard">GET /</text:p>
      <text:list xml:id="list8770189342371530319" text:style-name="L2">
        <text:list-item>
          <text:p text:style-name="P2">get to main page. Returns text “REST implementation main page”</text:p>
        </text:list-item>
      </text:list>
      <text:p text:style-name="Standard"/>
      <text:p text:style-name="Standard"/>
      <text:p text:style-name="Standard">GET /boat</text:p>
      <text:list xml:id="list5984668804372329049" text:style-name="L3">
        <text:list-item>
          <text:p text:style-name="P3">returns list of current boats</text:p>
        </text:list-item>
      </text:list>
      <text:p text:style-name="Standard">GET/boat/{boat_id}</text:p>
      <text:list xml:id="list4362479787548872696" text:style-name="L4">
        <text:list-item>
          <text:p text:style-name="P4">returns boat with key of {boat_id}</text:p>
        </text:list-item>
      </text:list>
      <text:p text:style-name="Standard">POST /boat</text:p>
      <text:list xml:id="list3613783950096127541" text:style-name="L5">
        <text:list-item>
          <text:p text:style-name="P5">add boat to database. Needs a json body of form {“name”: string, “type”: “boat_type”: string, “length” int }</text:p>
        </text:list-item>
      </text:list>
      <text:p text:style-name="Standard">PATCH /boat/{boat_id}</text:p>
      <text:list xml:id="list5814846224433680670" text:style-name="L6">
        <text:list-item>
          <text:p text:style-name="P6">Allows name, type, and length attributes of {boat_id} to be modified. Needs a json body of form {“name”: string, “type”: “boat_type”: string, “length” int } where any entry can be omitted.</text:p>
        </text:list-item>
      </text:list>
      <text:p text:style-name="Standard">PUT /boat/{boat_id}</text:p>
      <text:list xml:id="list7861003883760432351" text:style-name="L7">
        <text:list-item>
          <text:p text:style-name="P7">Allows name, type, and length attributes of {boat_id} to be replaced. Needs a json body of form {“name”: string, “type”: “boat_type”: string, “length” int }</text:p>
        </text:list-item>
      </text:list>
      <text:p text:style-name="Standard">DELETE /boat/{boat_id}</text:p>
      <text:list xml:id="list9146495318239377496" text:style-name="L8">
        <text:list-item>
          <text:p text:style-name="P8">deletes {boat_id}</text:p>
        </text:list-item>
      </text:list>
      <text:p text:style-name="Standard"/>
      <text:p text:style-name="Standard"/>
      <text:p text:style-name="Standard">GET /slip</text:p>
      <text:list xml:id="list3319142224061172346" text:style-name="L9">
        <text:list-item>
          <text:p text:style-name="P9">returns list of current slips</text:p>
        </text:list-item>
      </text:list>
      <text:p text:style-name="Standard">GET /slip/{slip_id}</text:p>
      <text:list xml:id="list1450993322257430768" text:style-name="L10">
        <text:list-item>
          <text:p text:style-name="P10">returns slip with key of {slip_id}</text:p>
        </text:list-item>
      </text:list>
      <text:p text:style-name="Standard">POST /slip/{slip_id}</text:p>
      <text:list xml:id="list6088992302561951639" text:style-name="L11">
        <text:list-item>
          <text:p text:style-name="P11">add slip to database. Needs a json body of form {“number”: int}</text:p>
        </text:list-item>
      </text:list>
      <text:p text:style-name="Standard">PATCH /slip/{slip_id}</text:p>
      <text:list xml:id="list8500622097411741544" text:style-name="L12">
        <text:list-item>
          <text:p text:style-name="P12">Allows number attribute of {slip_id} to be modified. Needs a json body of form {“number”: int}</text:p>
        </text:list-item>
      </text:list>
      <text:p text:style-name="Standard">PUT /slip/{slip_id}</text:p>
      <text:list xml:id="list3626444138792511729" text:style-name="L13">
        <text:list-item>
          <text:p text:style-name="P13">Allows number attribute of {slip_id} to be replaced. Needs a json body of form {“number”: int}</text:p>
        </text:list-item>
      </text:list>
      <text:p text:style-name="Standard">DELETE /slip/{slip_id}</text:p>
      <text:list xml:id="list4602361479146897432" text:style-name="L14">
        <text:list-item>
          <text:p text:style-name="P14">Deletes {slip_id}</text:p>
        </text:list-item>
      </text:list>
      <text:p text:style-name="Standard"/>
      <text:p text:style-name="Standard">GET /slip/{slip_id}/arrival</text:p>
      <text:list xml:id="list8768773935136545508" text:style-name="L15">
        <text:list-item>
          <text:p text:style-name="P15">if a boat is docked at the slip, returns boat info. Otherwise returns 200 and “Slip is empty” text.</text:p>
        </text:list-item>
      </text:list>
      <text:p text:style-name="Standard">POST /slip/{slip_id}/arrival</text:p>
      <text:list xml:id="list2878032433862873311" text:style-name="L16">
        <text:list-item>
          <text:p text:style-name="P16">Assigns boat to {slip_id}. Needs a json body of form {“key”: string, “arrival”: string}, where key is the database key of the arriving boat and arrival is the date the boat arrived.</text:p>
        </text:list-item>
      </text:list>
      <text:p text:style-name="Standard"/>
      <text:p text:style-name="Standard"><text:soft-page-break/>POST /boat/{boat_id}/at_sea</text:p>
      <text:list xml:id="list32330669464879590" text:style-name="L17">
        <text:list-item>
          <text:p text:style-name="P17">If {boat_id} is at sea, returns string “Boat is not in a slip”. Otherwise, it sets a boat to be at sea and updates the slip departure list. Needs a json body of form {“depart”: string} where date is the date the boat depart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d Meados</meta:initial-creator>
    <meta:creation-date>2017-10-16T13:35:07.38</meta:creation-date>
    <dc:date>2017-10-16T14:05:34.17</dc:date>
    <dc:creator>Cord Meados</dc:creator>
    <meta:editing-duration>PT29M24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2" meta:paragraph-count="35" meta:word-count="300" meta:character-count="1785"/>
  </office:meta>
</office:document-meta>
</file>